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color="#333333"/>
    </style:style>
    <style:style style:name="ce4" style:family="table-cell" style:parent-style-name="Hiperlink" style:data-style-name="N3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78895833333333cm" style:use-optimal-column-width="true"/>
    </style:style>
    <style:style style:name="co2" style:family="table-column">
      <style:table-column-properties fo:break-before="auto" style:column-width="1.666875cm" style:use-optimal-column-width="true"/>
    </style:style>
    <style:style style:name="co3" style:family="table-column">
      <style:table-column-properties fo:break-before="auto" style:column-width="6.932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1.95791666666667cm" style:use-optimal-column-width="true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03729166666667cm" style:use-optimal-column-width="true"/>
    </style:style>
    <style:style style:name="co9" style:family="table-column">
      <style:table-column-properties fo:break-before="auto" style:column-width="3.67770833333333cm" style:use-optimal-column-width="true"/>
    </style:style>
    <style:style style:name="co10" style:family="table-column">
      <style:table-column-properties fo:break-before="auto" style:column-width="1.45520833333333cm"/>
    </style:style>
    <style:style style:name="co11" style:family="table-column">
      <style:table-column-properties fo:break-before="auto" style:column-width="2.16958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3.28083333333333cm" style:use-optimal-column-width="true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3.78354166666667cm" style:use-optimal-column-width="true"/>
    </style:style>
    <style:style style:name="co16" style:family="table-column">
      <style:table-column-properties fo:break-before="auto" style:column-width="1.71979166666667cm" style:use-optimal-column-width="true"/>
    </style:style>
    <style:style style:name="co17" style:family="table-column">
      <style:table-column-properties fo:break-before="auto" style:column-width="2.19604166666667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5" table:default-cell-style-name="ce2"/>
        <table:table-column table:style-name="co13" table:default-cell-style-name="ce2"/>
        <table:table-column table:style-name="co5" table:default-cell-style-name="ce2"/>
        <table:table-column table:style-name="co14" table:default-cell-style-name="ce2"/>
        <table:table-column table:style-name="co5" table:default-cell-style-name="ce2"/>
        <table:table-column table:style-name="co15" table:default-cell-style-name="ce2"/>
        <table:table-column table:style-name="co16" table:default-cell-style-name="ce2"/>
        <table:table-column table:style-name="co11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16362" table:default-cell-style-name="ce2"/>
        <table:table-row table:style-name="ro1">
          <table:table-cell office:value-type="string" table:style-name="ce2">
            <text:p>nome_area</text:p>
          </table:table-cell>
          <table:table-cell office:value-type="string" table:style-name="ce2">
            <text:p>areaha</text:p>
          </table:table-cell>
          <table:table-cell office:value-type="string" table:style-name="ce2">
            <text:p>parcela_co</text:p>
          </table:table-cell>
          <table:table-cell office:value-type="string" table:style-name="ce2">
            <text:p>codigo_imo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egistro_m</text:p>
          </table:table-cell>
          <table:table-cell office:value-type="string" table:style-name="ce2">
            <text:p>municipio_</text:p>
          </table:table-cell>
          <table:table-cell office:value-type="string" table:style-name="ce2">
            <text:p>muni</text:p>
          </table:table-cell>
          <table:table-cell office:value-type="string" table:style-name="ce2">
            <text:p>projeto</text:p>
          </table:table-cell>
          <table:table-cell office:value-type="string" table:style-name="ce2">
            <text:p>documentos</text:p>
          </table:table-cell>
          <table:table-cell office:value-type="string" table:style-name="ce2">
            <text:p>sigef</text:p>
          </table:table-cell>
          <table:table-cell office:value-type="string" table:style-name="ce2">
            <text:p>mapa</text:p>
          </table:table-cell>
          <table:table-cell office:value-type="string" table:style-name="ce2">
            <text:p>pro1code</text:p>
          </table:table-cell>
          <table:table-cell office:value-type="string" table:style-name="ce2">
            <text:p>pro1nome</text:p>
          </table:table-cell>
          <table:table-cell office:value-type="string" table:style-name="ce2">
            <text:p>pro2code</text:p>
          </table:table-cell>
          <table:table-cell office:value-type="string" table:style-name="ce2">
            <text:p>pro2nome</text:p>
          </table:table-cell>
          <table:table-cell office:value-type="string" table:style-name="ce2">
            <text:p>pro3code</text:p>
          </table:table-cell>
          <table:table-cell office:value-type="string" table:style-name="ce2">
            <text:p>pro3nome</text:p>
          </table:table-cell>
          <table:table-cell office:value-type="string" table:style-name="ce2">
            <text:p>pro4code</text:p>
          </table:table-cell>
          <table:table-cell office:value-type="string" table:style-name="ce2">
            <text:p>pro4nome</text:p>
          </table:table-cell>
          <table:table-cell office:value-type="string" table:style-name="ce2">
            <text:p>pro5code</text:p>
          </table:table-cell>
          <table:table-cell office:value-type="string" table:style-name="ce2">
            <text:p>pro5nome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FAZENDA PONTE DA LAGOA</text:p>
          </table:table-cell>
          <table:table-cell office:value-type="float" office:value="775.65639999999996" table:style-name="ce2">
            <text:p>775,6564</text:p>
          </table:table-cell>
          <table:table-cell office:value-type="string" table:style-name="ce2">
            <text:p><text:s/>937d6feb-1a7a-4990-bb83-59fc488a3db4</text:p>
          </table:table-cell>
          <table:table-cell office:value-type="string" table:style-name="ce3">
            <text:p>8641100130488</text:p>
          </table:table-cell>
          <table:table-cell office:value-type="string" table:style-name="ce2">
            <text:p>REGISTRADA</text:p>
          </table:table-cell>
          <table:table-cell office:value-type="float" office:value="32526" table:style-name="ce3">
            <text:p>32526</text:p>
          </table:table-cell>
          <table:table-cell table:style-name="ce2"/>
          <table:table-cell office:value-type="string" table:style-name="ce3">
            <text:p>São Gabriel</text:p>
          </table:table-cell>
          <table:table-cell office:value-type="string" table:style-name="ce2">
            <text:p>5178.0564.14-09-2017</text:p>
          </table:table-cell>
          <table:table-cell office:value-type="string" table:style-name="ce4">
            <text:p><text:a xlink:href="https://sigef.incra.gov.br/geo/parcela/detalhe/937d6feb-1a7a-4990-bb83-59fc488a3db4/">https://sigef.incra.gov.br/geo/parcela/detalhe/937d6feb-1a7a-4990-bb83-59fc488a3db4/</text:a></text:p>
          </table:table-cell>
          <table:table-cell office:value-type="string" table:style-name="ce4">
            <text:p><text:a xlink:href="https://sigef.incra.gov.br/geo/parcela/detalhe/937d6feb-1a7a-4990-bb83-59fc488a3db4/">https://sigef.incra.gov.br/geo/parcela/detalhe/937d6feb-1a7a-4990-bb83-59fc488a3db4/</text:a></text:p>
          </table:table-cell>
          <table:table-cell office:value-type="string" table:style-name="ce4">
            <text:p><text:a xlink:href="https://www.google.com/maps/d/edit?mid=1nNkOdTPsHheRg5b_JShG3bTGISSRhJY&amp;usp=sharing">https://www.google.com/maps/d/edit?mid=1nNkOdTPsHheRg5b_JShG3bTGISSRhJY&amp;usp=sharing</text:a></text:p>
          </table:table-cell>
          <table:table-cell office:value-type="float" office:value="52053059087" table:style-name="ce2">
            <text:p>52053059087</text:p>
          </table:table-cell>
          <table:table-cell office:value-type="string" table:style-name="ce2">
            <text:p>Olavo A D R Sartori</text:p>
          </table:table-cell>
          <table:table-cell office:value-type="float" office:value="67061834072" table:style-name="ce2">
            <text:p>67061834072</text:p>
          </table:table-cell>
          <table:table-cell office:value-type="string" table:style-name="ce2">
            <text:p>cibele S BORGES</text:p>
          </table:table-cell>
          <table:table-cell office:value-type="float" office:value="52052826068" table:style-name="ce2">
            <text:p>52052826068</text:p>
          </table:table-cell>
          <table:table-cell office:value-type="string" table:style-name="ce2">
            <text:p>CARLA D R S SENDTKO</text:p>
          </table:table-cell>
          <table:table-cell table:number-columns-repeated="16366" table:style-name="ce2"/>
        </table:table-row>
        <table:table-row table:style-name="ro1">
          <table:table-cell office:value-type="string" table:style-name="ce3">
            <text:p>VISTA ALEGRE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63b79456-51d1-4f3a-8d6e-dc1fa581f8e9</text:p>
          </table:table-cell>
          <table:table-cell office:value-type="string" table:style-name="ce2">
            <text:p>0000355141527</text:p>
          </table:table-cell>
          <table:table-cell office:value-type="string" table:style-name="ce2">
            <text:p>REGISTRADA</text:p>
          </table:table-cell>
          <table:table-cell office:value-type="float" office:value="7416" table:style-name="ce2">
            <text:p>7416</text:p>
          </table:table-cell>
          <table:table-cell table:style-name="ce2"/>
          <table:table-cell office:value-type="string" table:style-name="ce3">
            <text:p>Cacequi </text:p>
          </table:table-cell>
          <table:table-cell office:value-type="string" table:style-name="ce2">
            <text:p>5177.0564.14-09-2017</text:p>
          </table:table-cell>
          <table:table-cell office:value-type="string" table:style-name="ce4">
            <text:p><text:a xlink:href="https://sigef.incra.gov.br/geo/parcela/detalhe/63b79456-51d1-4f3a-8d6e-dc1fa581f8e9/">https://sigef.incra.gov.br/geo/parcela/detalhe/63b79456-51d1-4f3a-8d6e-dc1fa581f8e9/</text:a></text:p>
          </table:table-cell>
          <table:table-cell office:value-type="string" table:style-name="ce2">
            <text:p>https://sigef.incra.gov.br/geo/parcela/detalhe/63b79456-51d1-4f3a-8d6e-dc1fa581f8e9/</text:p>
          </table:table-cell>
          <table:table-cell office:value-type="string" table:style-name="ce4">
            <text:p><text:a xlink:href="https://www.google.com/maps/d/edit?mid=1dawqhQUmCgTeGBLEcCREf6yI5mdMK1o&amp;usp=sharing">https://www.google.com/maps/d/edit?mid=1dawqhQUmCgTeGBLEcCREf6yI5mdMK1o&amp;usp=sharing</text:a></text:p>
          </table:table-cell>
          <table:table-cell office:value-type="float" office:value="52053059087" table:style-name="ce2">
            <text:p>52053059087</text:p>
          </table:table-cell>
          <table:table-cell office:value-type="string" table:style-name="ce2">
            <text:p>Olavo A D R Sartori</text:p>
          </table:table-cell>
          <table:table-cell table:number-columns-repeated="16370" table:style-name="ce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GEO1</meta:initial-creator>
    <dc:creator>GEO2</dc:creator>
    <meta:creation-date>2023-03-13T18:10:32Z</meta:creation-date>
    <dc:date>2023-03-14T18:29:53Z</dc:date>
  </office:meta>
</office:document-meta>
</file>